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01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0">
      <style:table-cell-properties style:rotation-align="none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table:style-name="ce1" office:value-type="string" calcext:value-type="string">
            <text:p>Grupo</text:p>
          </table:table-cell>
          <table:table-cell table:style-name="Default" office:value-type="string" calcext:value-type="string">
            <text:p>Hora Inicial</text:p>
          </table:table-cell>
          <table:table-cell table:style-name="Default" office:value-type="string" calcext:value-type="string">
            <text:p>Hora Final</text:p>
          </table:table-cell>
        </table:table-row>
        <table:table-row table:style-name="ro1">
          <table:table-cell office:value-type="string" calcext:value-type="string">
            <text:p>Driony Marisol</text:p>
          </table:table-cell>
          <table:table-cell office:value-type="string" calcext:value-type="string">
            <text:p>Agudelo Mesa</text:p>
          </table:table-cell>
          <table:table-cell office:value-type="string" calcext:value-type="string">
            <text:p>est.driony.agudelo@unimilitar.edu.co</text:p>
          </table:table-cell>
          <table:table-cell office:value-type="string" calcext:value-type="string">
            <text:p>A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Arevalo Torres</text:p>
          </table:table-cell>
          <table:table-cell office:value-type="string" calcext:value-type="string">
            <text:p>est.valentina.arev@unimilitar.edu.co</text:p>
          </table:table-cell>
          <table:table-cell office:value-type="string" calcext:value-type="string">
            <text:p>A</text:p>
          </table:table-cell>
          <table:table-cell office:value-type="time" office:time-value="PT44H30M00S" calcext:value-type="time">
            <text:p>20:30</text:p>
          </table:table-cell>
          <table:table-cell office:value-type="time" office:time-value="PT44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Kelly Paola</text:p>
          </table:table-cell>
          <table:table-cell office:value-type="string" calcext:value-type="string">
            <text:p>Ariza Arenas</text:p>
          </table:table-cell>
          <table:table-cell office:value-type="string" calcext:value-type="string">
            <text:p>est.kelly.ariza@unimilitar.edu.co</text:p>
          </table:table-cell>
          <table:table-cell office:value-type="string" calcext:value-type="string">
            <text:p>A</text:p>
          </table:table-cell>
          <table:table-cell office:value-type="time" office:time-value="PT68H30M00S" calcext:value-type="time">
            <text:p>20:30</text:p>
          </table:table-cell>
          <table:table-cell office:value-type="time" office:time-value="PT68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Jose Manuel</text:p>
          </table:table-cell>
          <table:table-cell office:value-type="string" calcext:value-type="string">
            <text:p>Bedoya Martinez</text:p>
          </table:table-cell>
          <table:table-cell office:value-type="string" calcext:value-type="string">
            <text:p>est.jose.bedoya@unimilitar.edu.co</text:p>
          </table:table-cell>
          <table:table-cell office:value-type="string" calcext:value-type="string">
            <text:p>A</text:p>
          </table:table-cell>
          <table:table-cell office:value-type="time" office:time-value="PT92H30M00S" calcext:value-type="time">
            <text:p>20:30</text:p>
          </table:table-cell>
          <table:table-cell office:value-type="time" office:time-value="PT92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Angie Catherine</text:p>
          </table:table-cell>
          <table:table-cell office:value-type="string" calcext:value-type="string">
            <text:p>Bedoya Zuluaga</text:p>
          </table:table-cell>
          <table:table-cell office:value-type="string" calcext:value-type="string">
            <text:p>est.angie.bedoya@unimilitar.edu.co</text:p>
          </table:table-cell>
          <table:table-cell office:value-type="string" calcext:value-type="string">
            <text:p>A</text:p>
          </table:table-cell>
          <table:table-cell office:value-type="time" office:time-value="PT116H30M00S" calcext:value-type="time">
            <text:p>20:30</text:p>
          </table:table-cell>
          <table:table-cell office:value-type="time" office:time-value="PT116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Daysmaris</text:p>
          </table:table-cell>
          <table:table-cell office:value-type="string" calcext:value-type="string">
            <text:p>Camacho Prieto</text:p>
          </table:table-cell>
          <table:table-cell office:value-type="string" calcext:value-type="string">
            <text:p>est.daysmaris.cama@unimilitar.edu.co</text:p>
          </table:table-cell>
          <table:table-cell office:value-type="string" calcext:value-type="string">
            <text:p>A</text:p>
          </table:table-cell>
          <table:table-cell office:value-type="time" office:time-value="PT140H30M00S" calcext:value-type="time">
            <text:p>20:30</text:p>
          </table:table-cell>
          <table:table-cell office:value-type="time" office:time-value="PT14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Angie Lorena</text:p>
          </table:table-cell>
          <table:table-cell office:value-type="string" calcext:value-type="string">
            <text:p>Casaran Mera</text:p>
          </table:table-cell>
          <table:table-cell office:value-type="string" calcext:value-type="string">
            <text:p>est.angie.casaran@unimilitar.edu.co</text:p>
          </table:table-cell>
          <table:table-cell office:value-type="string" calcext:value-type="string">
            <text:p>A</text:p>
          </table:table-cell>
          <table:table-cell office:value-type="time" office:time-value="PT164H30M00S" calcext:value-type="time">
            <text:p>20:30</text:p>
          </table:table-cell>
          <table:table-cell office:value-type="time" office:time-value="PT164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Geraldine Lizeth</text:p>
          </table:table-cell>
          <table:table-cell office:value-type="string" calcext:value-type="string">
            <text:p>Castro Ballen</text:p>
          </table:table-cell>
          <table:table-cell office:value-type="string" calcext:value-type="string">
            <text:p>est.geraldine.castro@unimilitar.edu.co</text:p>
          </table:table-cell>
          <table:table-cell office:value-type="string" calcext:value-type="string">
            <text:p>B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ANDRES ARMANDO</text:p>
          </table:table-cell>
          <table:table-cell office:value-type="string" calcext:value-type="string">
            <text:p>CASTRO MORA</text:p>
          </table:table-cell>
          <table:table-cell office:value-type="string" calcext:value-type="string">
            <text:p>est.andresa.castro@unimilitar.edu.co</text:p>
          </table:table-cell>
          <table:table-cell office:value-type="string" calcext:value-type="string">
            <text:p>B</text:p>
          </table:table-cell>
          <table:table-cell office:value-type="time" office:time-value="PT44H50M00S" calcext:value-type="time">
            <text:p>20:50</text:p>
          </table:table-cell>
          <table:table-cell office:value-type="time" office:time-value="PT45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Ferney</text:p>
          </table:table-cell>
          <table:table-cell office:value-type="string" calcext:value-type="string">
            <text:p>Chila Chamizo</text:p>
          </table:table-cell>
          <table:table-cell office:value-type="string" calcext:value-type="string">
            <text:p>est.ferney.chila@unimilitar.edu.co</text:p>
          </table:table-cell>
          <table:table-cell office:value-type="string" calcext:value-type="string">
            <text:p>B</text:p>
          </table:table-cell>
          <table:table-cell office:value-type="time" office:time-value="PT68H50M00S" calcext:value-type="time">
            <text:p>20:50</text:p>
          </table:table-cell>
          <table:table-cell office:value-type="time" office:time-value="PT69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Diaz Coronado</text:p>
          </table:table-cell>
          <table:table-cell office:value-type="string" calcext:value-type="string">
            <text:p>est.sergio.diazc@unimilitar.edu.co</text:p>
          </table:table-cell>
          <table:table-cell office:value-type="string" calcext:value-type="string">
            <text:p>B</text:p>
          </table:table-cell>
          <table:table-cell office:value-type="time" office:time-value="PT92H50M00S" calcext:value-type="time">
            <text:p>20:50</text:p>
          </table:table-cell>
          <table:table-cell office:value-type="time" office:time-value="PT93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Jhon Alexander</text:p>
          </table:table-cell>
          <table:table-cell office:value-type="string" calcext:value-type="string">
            <text:p>Fonseca Fernandez</text:p>
          </table:table-cell>
          <table:table-cell office:value-type="string" calcext:value-type="string">
            <text:p>est.jhon.fonseca@unimilitar.edu.co</text:p>
          </table:table-cell>
          <table:table-cell office:value-type="string" calcext:value-type="string">
            <text:p>B</text:p>
          </table:table-cell>
          <table:table-cell office:value-type="time" office:time-value="PT116H50M00S" calcext:value-type="time">
            <text:p>20:50</text:p>
          </table:table-cell>
          <table:table-cell office:value-type="time" office:time-value="PT117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Maritza Yuliana</text:p>
          </table:table-cell>
          <table:table-cell office:value-type="string" calcext:value-type="string">
            <text:p>Galeano Mares</text:p>
          </table:table-cell>
          <table:table-cell office:value-type="string" calcext:value-type="string">
            <text:p>est.maritza.galeano@unimilitar.edu.co</text:p>
          </table:table-cell>
          <table:table-cell office:value-type="string" calcext:value-type="string">
            <text:p>B</text:p>
          </table:table-cell>
          <table:table-cell office:value-type="time" office:time-value="PT140H50M00S" calcext:value-type="time">
            <text:p>20:50</text:p>
          </table:table-cell>
          <table:table-cell office:value-type="time" office:time-value="PT141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Ferley Eduardo</text:p>
          </table:table-cell>
          <table:table-cell office:value-type="string" calcext:value-type="string">
            <text:p>Galeano Vanegas</text:p>
          </table:table-cell>
          <table:table-cell office:value-type="string" calcext:value-type="string">
            <text:p>est.ferley.galeano@unimilitar.edu.co</text:p>
          </table:table-cell>
          <table:table-cell office:value-type="string" calcext:value-type="string">
            <text:p>B</text:p>
          </table:table-cell>
          <table:table-cell office:value-type="time" office:time-value="PT164H50M00S" calcext:value-type="time">
            <text:p>20:50</text:p>
          </table:table-cell>
          <table:table-cell office:value-type="time" office:time-value="PT165H10M00S" calcext:value-type="time">
            <text:p>21:10</text:p>
          </table:table-cell>
        </table:table-row>
        <table:table-row table:style-name="ro1">
          <table:table-cell office:value-type="string" calcext:value-type="string">
            <text:p>Yised Daniela</text:p>
          </table:table-cell>
          <table:table-cell office:value-type="string" calcext:value-type="string">
            <text:p>Giraldo Arias</text:p>
          </table:table-cell>
          <table:table-cell office:value-type="string" calcext:value-type="string">
            <text:p>est.yised.giraldo@unimilitar.edu.co</text:p>
          </table:table-cell>
          <table:table-cell office:value-type="string" calcext:value-type="string">
            <text:p>C</text:p>
          </table:table-cell>
          <table:table-cell office:value-type="time" office:time-value="PT21H10M00S" calcext:value-type="time">
            <text:p>21:10</text:p>
          </table:table-cell>
          <table:table-cell office:value-type="time" office:time-value="PT21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Cristhian Camilo</text:p>
          </table:table-cell>
          <table:table-cell office:value-type="string" calcext:value-type="string">
            <text:p>Gonzalez Triana</text:p>
          </table:table-cell>
          <table:table-cell office:value-type="string" calcext:value-type="string">
            <text:p>est.cristhian.gonz1@unimilitar.edu.co</text:p>
          </table:table-cell>
          <table:table-cell office:value-type="string" calcext:value-type="string">
            <text:p>C</text:p>
          </table:table-cell>
          <table:table-cell office:value-type="time" office:time-value="PT45H10M00S" calcext:value-type="time">
            <text:p>21:10</text:p>
          </table:table-cell>
          <table:table-cell office:value-type="time" office:time-value="PT45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Manuel Antonio</text:p>
          </table:table-cell>
          <table:table-cell office:value-type="string" calcext:value-type="string">
            <text:p>Guerra Caro</text:p>
          </table:table-cell>
          <table:table-cell office:value-type="string" calcext:value-type="string">
            <text:p>est.manuel.guerra@unimilitar.edu.co</text:p>
          </table:table-cell>
          <table:table-cell office:value-type="string" calcext:value-type="string">
            <text:p>C</text:p>
          </table:table-cell>
          <table:table-cell office:value-type="time" office:time-value="PT69H10M00S" calcext:value-type="time">
            <text:p>21:10</text:p>
          </table:table-cell>
          <table:table-cell office:value-type="time" office:time-value="PT69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Maria Fernanda</text:p>
          </table:table-cell>
          <table:table-cell office:value-type="string" calcext:value-type="string">
            <text:p>Guevara Uzuriaga</text:p>
          </table:table-cell>
          <table:table-cell office:value-type="string" calcext:value-type="string">
            <text:p>est.mariaf.guevara@unimilitar.edu.co</text:p>
          </table:table-cell>
          <table:table-cell office:value-type="string" calcext:value-type="string">
            <text:p>C</text:p>
          </table:table-cell>
          <table:table-cell office:value-type="time" office:time-value="PT93H10M00S" calcext:value-type="time">
            <text:p>21:10</text:p>
          </table:table-cell>
          <table:table-cell office:value-type="time" office:time-value="PT93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Luis Eder</text:p>
          </table:table-cell>
          <table:table-cell office:value-type="string" calcext:value-type="string">
            <text:p>Hurtado Posada</text:p>
          </table:table-cell>
          <table:table-cell office:value-type="string" calcext:value-type="string">
            <text:p>est.luise.hurtado@unimilitar.edu.co</text:p>
          </table:table-cell>
          <table:table-cell office:value-type="string" calcext:value-type="string">
            <text:p>C</text:p>
          </table:table-cell>
          <table:table-cell office:value-type="time" office:time-value="PT117H10M00S" calcext:value-type="time">
            <text:p>21:10</text:p>
          </table:table-cell>
          <table:table-cell office:value-type="time" office:time-value="PT117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Angie Alejandra</text:p>
          </table:table-cell>
          <table:table-cell office:value-type="string" calcext:value-type="string">
            <text:p>Jimenez Castiblanco</text:p>
          </table:table-cell>
          <table:table-cell office:value-type="string" calcext:value-type="string">
            <text:p>est.angiea.jimen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41H10M00S" calcext:value-type="time">
            <text:p>21:10</text:p>
          </table:table-cell>
          <table:table-cell office:value-type="time" office:time-value="PT141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Daniel Esteban</text:p>
          </table:table-cell>
          <table:table-cell office:value-type="string" calcext:value-type="string">
            <text:p>Leon Castillo</text:p>
          </table:table-cell>
          <table:table-cell office:value-type="string" calcext:value-type="string">
            <text:p>est.daniele.leon@unimilitar.edu.co</text:p>
          </table:table-cell>
          <table:table-cell office:value-type="string" calcext:value-type="string">
            <text:p>C</text:p>
          </table:table-cell>
          <table:table-cell office:value-type="time" office:time-value="PT165H10M00S" calcext:value-type="time">
            <text:p>21:10</text:p>
          </table:table-cell>
          <table:table-cell office:value-type="time" office:time-value="PT165H30M00S" calcext:value-type="time">
            <text:p>21:30</text:p>
          </table:table-cell>
        </table:table-row>
        <table:table-row table:style-name="ro1">
          <table:table-cell office:value-type="string" calcext:value-type="string">
            <text:p>Paula Yibeth</text:p>
          </table:table-cell>
          <table:table-cell office:value-type="string" calcext:value-type="string">
            <text:p>Maldonado Cojo</text:p>
          </table:table-cell>
          <table:table-cell office:value-type="string" calcext:value-type="string">
            <text:p>est.paulay.maldonado@unimilitar.edu.co</text:p>
          </table:table-cell>
          <table:table-cell office:value-type="string" calcext:value-type="string">
            <text:p>D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1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Sulanlly</text:p>
          </table:table-cell>
          <table:table-cell office:value-type="string" calcext:value-type="string">
            <text:p>Marin Escobar</text:p>
          </table:table-cell>
          <table:table-cell office:value-type="string" calcext:value-type="string">
            <text:p>est.sulanlly.marin@unimilitar.edu.co</text:p>
          </table:table-cell>
          <table:table-cell office:value-type="string" calcext:value-type="string">
            <text:p>D</text:p>
          </table:table-cell>
          <table:table-cell office:value-type="time" office:time-value="PT45H30M00S" calcext:value-type="time">
            <text:p>21:30</text:p>
          </table:table-cell>
          <table:table-cell office:value-type="time" office:time-value="PT45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Yeni Paola</text:p>
          </table:table-cell>
          <table:table-cell office:value-type="string" calcext:value-type="string">
            <text:p>Orozco Garzon</text:p>
          </table:table-cell>
          <table:table-cell office:value-type="string" calcext:value-type="string">
            <text:p>est.yeni.orozco@unimilitar.edu.co</text:p>
          </table:table-cell>
          <table:table-cell office:value-type="string" calcext:value-type="string">
            <text:p>D</text:p>
          </table:table-cell>
          <table:table-cell office:value-type="time" office:time-value="PT69H30M00S" calcext:value-type="time">
            <text:p>21:30</text:p>
          </table:table-cell>
          <table:table-cell office:value-type="time" office:time-value="PT69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Liliana Marcela</text:p>
          </table:table-cell>
          <table:table-cell office:value-type="string" calcext:value-type="string">
            <text:p>Peraza Villarreal</text:p>
          </table:table-cell>
          <table:table-cell office:value-type="string" calcext:value-type="string">
            <text:p>est.liliana.peraza@unimilitar.edu.co</text:p>
          </table:table-cell>
          <table:table-cell office:value-type="string" calcext:value-type="string">
            <text:p>D</text:p>
          </table:table-cell>
          <table:table-cell office:value-type="time" office:time-value="PT93H30M00S" calcext:value-type="time">
            <text:p>21:30</text:p>
          </table:table-cell>
          <table:table-cell office:value-type="time" office:time-value="PT93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Sharid Jhuliana</text:p>
          </table:table-cell>
          <table:table-cell office:value-type="string" calcext:value-type="string">
            <text:p>Pico Sanchez</text:p>
          </table:table-cell>
          <table:table-cell office:value-type="string" calcext:value-type="string">
            <text:p>est.sharid.pico@unimilitar.edu.co</text:p>
          </table:table-cell>
          <table:table-cell office:value-type="string" calcext:value-type="string">
            <text:p>D</text:p>
          </table:table-cell>
          <table:table-cell office:value-type="time" office:time-value="PT117H30M00S" calcext:value-type="time">
            <text:p>21:30</text:p>
          </table:table-cell>
          <table:table-cell office:value-type="time" office:time-value="PT117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Posso Triviño</text:p>
          </table:table-cell>
          <table:table-cell office:value-type="string" calcext:value-type="string">
            <text:p>est.daniela.posso@unimilitar.edu.co</text:p>
          </table:table-cell>
          <table:table-cell office:value-type="string" calcext:value-type="string">
            <text:p>D</text:p>
          </table:table-cell>
          <table:table-cell office:value-type="time" office:time-value="PT141H30M00S" calcext:value-type="time">
            <text:p>21:30</text:p>
          </table:table-cell>
          <table:table-cell office:value-type="time" office:time-value="PT141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Luis Miguel</text:p>
          </table:table-cell>
          <table:table-cell office:value-type="string" calcext:value-type="string">
            <text:p>Quintero Quevedo</text:p>
          </table:table-cell>
          <table:table-cell office:value-type="string" calcext:value-type="string">
            <text:p>est.luism.quintero@unimilitar.edu.co</text:p>
          </table:table-cell>
          <table:table-cell office:value-type="string" calcext:value-type="string">
            <text:p>D</text:p>
          </table:table-cell>
          <table:table-cell office:value-type="time" office:time-value="PT165H30M00S" calcext:value-type="time">
            <text:p>21:30</text:p>
          </table:table-cell>
          <table:table-cell office:value-type="time" office:time-value="PT165H50M00S" calcext:value-type="time">
            <text:p>21:50</text:p>
          </table:table-cell>
        </table:table-row>
        <table:table-row table:style-name="ro1">
          <table:table-cell office:value-type="string" calcext:value-type="string">
            <text:p>Dayron Miguel</text:p>
          </table:table-cell>
          <table:table-cell office:value-type="string" calcext:value-type="string">
            <text:p>Ramirez Delgado</text:p>
          </table:table-cell>
          <table:table-cell office:value-type="string" calcext:value-type="string">
            <text:p>est.dayron.ramirez@unimilitar.edu.co</text:p>
          </table:table-cell>
          <table:table-cell office:value-type="string" calcext:value-type="string">
            <text:p>E</text:p>
          </table:table-cell>
          <table:table-cell office:value-type="time" office:time-value="PT21H50M00S" calcext:value-type="time">
            <text:p>21:50</text:p>
          </table:table-cell>
          <table:table-cell office:value-type="time" office:time-value="PT22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Julian <text:s/>Armando</text:p>
          </table:table-cell>
          <table:table-cell office:value-type="string" calcext:value-type="string">
            <text:p>Reyes Niño</text:p>
          </table:table-cell>
          <table:table-cell office:value-type="string" calcext:value-type="string">
            <text:p>est.julian.reyesn@unimilitar.edu.co</text:p>
          </table:table-cell>
          <table:table-cell office:value-type="string" calcext:value-type="string">
            <text:p>E</text:p>
          </table:table-cell>
          <table:table-cell office:value-type="time" office:time-value="PT45H50M00S" calcext:value-type="time">
            <text:p>21:50</text:p>
          </table:table-cell>
          <table:table-cell office:value-type="time" office:time-value="PT46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Gina Marcela</text:p>
          </table:table-cell>
          <table:table-cell office:value-type="string" calcext:value-type="string">
            <text:p>Romero Gonzalez</text:p>
          </table:table-cell>
          <table:table-cell office:value-type="string" calcext:value-type="string">
            <text:p>est.gina.romero@unimilitar.edu.co</text:p>
          </table:table-cell>
          <table:table-cell office:value-type="string" calcext:value-type="string">
            <text:p>E</text:p>
          </table:table-cell>
          <table:table-cell office:value-type="time" office:time-value="PT69H50M00S" calcext:value-type="time">
            <text:p>21:50</text:p>
          </table:table-cell>
          <table:table-cell office:value-type="time" office:time-value="PT70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Diana Paola</text:p>
          </table:table-cell>
          <table:table-cell office:value-type="string" calcext:value-type="string">
            <text:p>Romero Zarate</text:p>
          </table:table-cell>
          <table:table-cell office:value-type="string" calcext:value-type="string">
            <text:p>est.dianap.romeroz@unimilitar.edu.co</text:p>
          </table:table-cell>
          <table:table-cell office:value-type="string" calcext:value-type="string">
            <text:p>E</text:p>
          </table:table-cell>
          <table:table-cell office:value-type="time" office:time-value="PT93H50M00S" calcext:value-type="time">
            <text:p>21:50</text:p>
          </table:table-cell>
          <table:table-cell office:value-type="time" office:time-value="PT94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Daniela Alejandra</text:p>
          </table:table-cell>
          <table:table-cell office:value-type="string" calcext:value-type="string">
            <text:p>Saboya Cely</text:p>
          </table:table-cell>
          <table:table-cell office:value-type="string" calcext:value-type="string">
            <text:p>est.daniela.saboya@unimilitar.edu.co</text:p>
          </table:table-cell>
          <table:table-cell office:value-type="string" calcext:value-type="string">
            <text:p>E</text:p>
          </table:table-cell>
          <table:table-cell office:value-type="time" office:time-value="PT117H50M00S" calcext:value-type="time">
            <text:p>21:50</text:p>
          </table:table-cell>
          <table:table-cell office:value-type="time" office:time-value="PT118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LEIDY JOHANA</text:p>
          </table:table-cell>
          <table:table-cell office:value-type="string" calcext:value-type="string">
            <text:p>SANDOVAL SALCEDO</text:p>
          </table:table-cell>
          <table:table-cell office:value-type="string" calcext:value-type="string">
            <text:p>est.leidyj.sandoval@unimilitar.edu.co</text:p>
          </table:table-cell>
          <table:table-cell office:value-type="string" calcext:value-type="string">
            <text:p>E</text:p>
          </table:table-cell>
          <table:table-cell office:value-type="time" office:time-value="PT141H50M00S" calcext:value-type="time">
            <text:p>21:50</text:p>
          </table:table-cell>
          <table:table-cell office:value-type="time" office:time-value="PT142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Daniela Valentina</text:p>
          </table:table-cell>
          <table:table-cell office:value-type="string" calcext:value-type="string">
            <text:p>Santamaria Rodriguez</text:p>
          </table:table-cell>
          <table:table-cell office:value-type="string" calcext:value-type="string">
            <text:p>est.daniela.santam@unimilitar.edu.co</text:p>
          </table:table-cell>
          <table:table-cell office:value-type="string" calcext:value-type="string">
            <text:p>E</text:p>
          </table:table-cell>
          <table:table-cell office:value-type="time" office:time-value="PT165H50M00S" calcext:value-type="time">
            <text:p>21:50</text:p>
          </table:table-cell>
          <table:table-cell office:value-type="time" office:time-value="PT166H10M00S" calcext:value-type="time">
            <text:p>22:10</text:p>
          </table:table-cell>
        </table:table-row>
        <table:table-row table:style-name="ro1">
          <table:table-cell office:value-type="string" calcext:value-type="string">
            <text:p>Mauricio Andres</text:p>
          </table:table-cell>
          <table:table-cell office:value-type="string" calcext:value-type="string">
            <text:p>Sarabia Cervantes</text:p>
          </table:table-cell>
          <table:table-cell office:value-type="string" calcext:value-type="string">
            <text:p>est.mauricio.sarabia@unimilitar.edu.co</text:p>
          </table:table-cell>
          <table:table-cell office:value-type="string" calcext:value-type="string">
            <text:p>F</text:p>
          </table:table-cell>
          <table:table-cell office:value-type="time" office:time-value="PT166H10M00S" calcext:value-type="time">
            <text:p>22:10</text:p>
          </table:table-cell>
          <table:table-cell office:value-type="time" office:time-value="PT166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Semanate Paz</text:p>
          </table:table-cell>
          <table:table-cell office:value-type="string" calcext:value-type="string">
            <text:p>est.lucy.semanate@unimilitar.edu.co</text:p>
          </table:table-cell>
          <table:table-cell office:value-type="string" calcext:value-type="string">
            <text:p>F</text:p>
          </table:table-cell>
          <table:table-cell office:value-type="time" office:time-value="PT190H10M00S" calcext:value-type="time">
            <text:p>22:10</text:p>
          </table:table-cell>
          <table:table-cell office:value-type="time" office:time-value="PT190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Kevin Stiven</text:p>
          </table:table-cell>
          <table:table-cell office:value-type="string" calcext:value-type="string">
            <text:p>Soler Suarez</text:p>
          </table:table-cell>
          <table:table-cell office:value-type="string" calcext:value-type="string">
            <text:p>est.kevin.soler@unimilitar.edu.co</text:p>
          </table:table-cell>
          <table:table-cell office:value-type="string" calcext:value-type="string">
            <text:p>F</text:p>
          </table:table-cell>
          <table:table-cell office:value-type="time" office:time-value="PT214H10M00S" calcext:value-type="time">
            <text:p>22:10</text:p>
          </table:table-cell>
          <table:table-cell office:value-type="time" office:time-value="PT214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Maria Angelica</text:p>
          </table:table-cell>
          <table:table-cell office:value-type="string" calcext:value-type="string">
            <text:p>Torres Jimenez</text:p>
          </table:table-cell>
          <table:table-cell office:value-type="string" calcext:value-type="string">
            <text:p>est.mariaa.torresj@unimilitar.edu.co</text:p>
          </table:table-cell>
          <table:table-cell office:value-type="string" calcext:value-type="string">
            <text:p>F</text:p>
          </table:table-cell>
          <table:table-cell office:value-type="time" office:time-value="PT238H10M00S" calcext:value-type="time">
            <text:p>22:10</text:p>
          </table:table-cell>
          <table:table-cell office:value-type="time" office:time-value="PT238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Laura Daniela</text:p>
          </table:table-cell>
          <table:table-cell office:value-type="string" calcext:value-type="string">
            <text:p>Triana Robayo</text:p>
          </table:table-cell>
          <table:table-cell office:value-type="string" calcext:value-type="string">
            <text:p>est.laurad.triana@unimilitar.edu.co</text:p>
          </table:table-cell>
          <table:table-cell office:value-type="string" calcext:value-type="string">
            <text:p>F</text:p>
          </table:table-cell>
          <table:table-cell office:value-type="time" office:time-value="PT262H10M00S" calcext:value-type="time">
            <text:p>22:10</text:p>
          </table:table-cell>
          <table:table-cell office:value-type="time" office:time-value="PT262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Vargas Mora</text:p>
          </table:table-cell>
          <table:table-cell office:value-type="string" calcext:value-type="string">
            <text:p>est.santiago.vargasm@unimilitar.edu.co</text:p>
          </table:table-cell>
          <table:table-cell office:value-type="string" calcext:value-type="string">
            <text:p>F</text:p>
          </table:table-cell>
          <table:table-cell office:value-type="time" office:time-value="PT286H10M00S" calcext:value-type="time">
            <text:p>22:10</text:p>
          </table:table-cell>
          <table:table-cell office:value-type="time" office:time-value="PT286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Vargas Vega</text:p>
          </table:table-cell>
          <table:table-cell office:value-type="string" calcext:value-type="string">
            <text:p>est.daniel.vargasv@unimilitar.edu.co</text:p>
          </table:table-cell>
          <table:table-cell office:value-type="string" calcext:value-type="string">
            <text:p>F</text:p>
          </table:table-cell>
          <table:table-cell office:value-type="time" office:time-value="PT310H10M00S" calcext:value-type="time">
            <text:p>22:10</text:p>
          </table:table-cell>
          <table:table-cell office:value-type="time" office:time-value="PT310H30M00S" calcext:value-type="time">
            <text:p>22:30</text:p>
          </table:table-cell>
        </table:table-row>
        <table:table-row table:style-name="ro1">
          <table:table-cell office:value-type="string" calcext:value-type="string">
            <text:p>Marenys Beatriz</text:p>
          </table:table-cell>
          <table:table-cell office:value-type="string" calcext:value-type="string">
            <text:p>Villa Pineda</text:p>
          </table:table-cell>
          <table:table-cell office:value-type="string" calcext:value-type="string">
            <text:p>est.marenys.villa@unimilitar.edu.co</text:p>
          </table:table-cell>
          <table:table-cell office:value-type="string" calcext:value-type="string">
            <text:p>A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string" calcext:value-type="string">
            <text:p>Erika Vanessa</text:p>
          </table:table-cell>
          <table:table-cell office:value-type="string" calcext:value-type="string">
            <text:p>Young Velasco</text:p>
          </table:table-cell>
          <table:table-cell office:value-type="string" calcext:value-type="string">
            <text:p>est.erika.young@unimilitar.edu.co</text:p>
          </table:table-cell>
          <table:table-cell office:value-type="string" calcext:value-type="string">
            <text:p>B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0M00S" calcext:value-type="time">
            <text:p>21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4-04">00/00/0000</text:date>, <text:time style:data-style-name="N2" text:time-value="08:01:00.32504616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4-04T08:00:58</meta:creation-date>
    <dc:date>2022-04-04T08:37:14.316968286</dc:date>
    <meta:editing-duration>PT36M14S</meta:editing-duration>
    <meta:editing-cycles>1</meta:editing-cycles>
    <meta:document-statistic meta:table-count="1" meta:cell-count="270" meta:object-count="0"/>
  </office:meta>
</office:document-meta>
</file>